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ODRIGUEZ VILLANUEVA DIANA JULISS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ZAVALETA RODRIGUEZ, TEOFILO IBERIC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768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3:27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